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5.86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3.766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1.178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4.038cm"/>
    </style:style>
    <style:style style:name="co22" style:family="table-column">
      <style:table-column-properties fo:break-before="auto" style:column-width="3.956cm"/>
    </style:style>
    <style:style style:name="co23" style:family="table-column">
      <style:table-column-properties fo:break-before="auto" style:column-width="3.221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3" table:number-columns-repeated="6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column table:style-name="co23" table:default-cell-style-name="Default"/>
        <table:table-column table:style-name="co3" table:number-columns-repeated="6" table:default-cell-style-name="Default"/>
        <table:table-column table:style-name="co24" table:number-columns-repeated="6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area</text:p>
          </table:table-cell>
          <table:table-cell office:value-type="string">
            <text:p>depth.m</text:p>
          </table:table-cell>
          <table:table-cell office:value-type="string">
            <text:p>place</text:p>
          </table:table-cell>
          <table:table-cell office:value-type="string">
            <text:p>country</text:p>
          </table:table-cell>
          <table:table-cell office:value-type="string">
            <text:p>lat.</text:p>
          </table:table-cell>
          <table:table-cell office:value-type="string">
            <text:p>long.</text:p>
          </table:table-cell>
          <table:table-cell office:value-type="string">
            <text:p>author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Rand_Harbor</text:p>
          </table:table-cell>
          <table:table-cell/>
          <table:table-cell office:value-type="string">
            <text:p>Buzzards Bay</text:p>
          </table:table-cell>
          <table:table-cell office:value-type="string">
            <text:p>Massachusetts</text:p>
          </table:table-cell>
          <table:table-cell office:value-type="string">
            <text:p>41 30</text:p>
          </table:table-cell>
          <table:table-cell/>
          <table:table-cell office:value-type="string">
            <text:p>Gilbert.1974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Wadden_Sea</text:p>
          </table:table-cell>
          <table:table-cell/>
          <table:table-cell office:value-type="string">
            <text:p>Der Helder</text:p>
          </table:table-cell>
          <table:table-cell office:value-type="string">
            <text:p>Netherlands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Lammens.1967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Hudsons_Bay</text:p>
          </table:table-cell>
          <table:table-cell office:value-type="string">
            <text:p>1.1</text:p>
          </table:table-cell>
          <table:table-cell office:value-type="string">
            <text:p>Churchill</text:p>
          </table:table-cell>
          <table:table-cell office:value-type="string">
            <text:p>Manitoba</text:p>
          </table:table-cell>
          <table:table-cell office:value-type="string">
            <text:p>58 46</text:p>
          </table:table-cell>
          <table:table-cell/>
          <table:table-cell office:value-type="string">
            <text:p>Green, in preparation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MLW</text:p>
          </table:table-cell>
          <table:table-cell/>
          <table:table-cell office:value-type="string">
            <text:p>Churchill</text:p>
          </table:table-cell>
          <table:table-cell office:value-type="string">
            <text:p>Manitoba</text:p>
          </table:table-cell>
          <table:table-cell office:value-type="string">
            <text:p>58 46</text:p>
          </table:table-cell>
          <table:table-cell/>
          <table:table-cell office:value-type="string">
            <text:p>Green, in preparation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Finland_Gulf_3m</text:p>
          </table:table-cell>
          <table:table-cell office:value-type="float" office:value="3">
            <text:p>3</text:p>
          </table:table-cell>
          <table:table-cell office:value-type="string">
            <text:p>Tvarminne, Finland gulf, Baltic Sea</text:p>
          </table:table-cell>
          <table:table-cell office:value-type="string">
            <text:p>Finland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egerstrale.1960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Finland_Gulf_20m</text:p>
          </table:table-cell>
          <table:table-cell office:value-type="float" office:value="20">
            <text:p>20</text:p>
          </table:table-cell>
          <table:table-cell office:value-type="string">
            <text:p>Tvarminne, Finland gulf, Baltic Sea</text:p>
          </table:table-cell>
          <table:table-cell office:value-type="string">
            <text:p>Finland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egerstrale.1960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Finland_Gulf_35m</text:p>
          </table:table-cell>
          <table:table-cell office:value-type="float" office:value="35">
            <text:p>35</text:p>
          </table:table-cell>
          <table:table-cell office:value-type="string">
            <text:p>Tvarminne, Finland gulf, Baltic Sea</text:p>
          </table:table-cell>
          <table:table-cell office:value-type="string">
            <text:p>Finland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egerstrale.1960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St_Laurence_River</text:p>
          </table:table-cell>
          <table:table-cell/>
          <table:table-cell office:value-type="string">
            <text:p>Cacouna</text:p>
          </table:table-cell>
          <table:table-cell office:value-type="string">
            <text:p>Quebeck</text:p>
          </table:table-cell>
          <table:table-cell table:number-columns-repeated="2"/>
          <table:table-cell office:value-type="string">
            <text:p>Lavoie.1968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Cobscook bay</text:p>
          </table:table-cell>
          <table:table-cell/>
          <table:table-cell office:value-type="string">
            <text:p>Maine</text:p>
          </table:table-cell>
          <table:table-cell office:value-type="string">
            <text:p>USA</text:p>
          </table:table-cell>
          <table:table-cell office:value-type="string">
            <text:p>44 52 N</text:p>
          </table:table-cell>
          <table:table-cell office:value-type="string">
            <text:p>67 04 W</text:p>
          </table:table-cell>
          <table:table-cell office:value-type="string">
            <text:p>Commito. 1982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Windsor</text:p>
          </table:table-cell>
          <table:table-cell/>
          <table:table-cell office:value-type="string">
            <text:p>Fundy bay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64 W</text:p>
          </table:table-cell>
          <table:table-cell office:value-type="string">
            <text:p>Turk et al. 198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Mungo_brook</text:p>
          </table:table-cell>
          <table:table-cell/>
          <table:table-cell office:value-type="string">
            <text:p>Fundy bay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63 W</text:p>
          </table:table-cell>
          <table:table-cell office:value-type="string">
            <text:p>Turk et al. 198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Pekkelinskaya_Bay</text:p>
          </table:table-cell>
          <table:table-cell/>
          <table:table-cell office:value-type="string">
            <text:p>White Sea</text:p>
          </table:table-cell>
          <table:table-cell office:value-type="string">
            <text:p>Russia</text:p>
          </table:table-cell>
          <table:table-cell table:number-columns-repeated="2"/>
          <table:table-cell office:value-type="string">
            <text:p>Semenova. 197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WSBS_MSU</text:p>
          </table:table-cell>
          <table:table-cell/>
          <table:table-cell office:value-type="string">
            <text:p>White Sea</text:p>
          </table:table-cell>
          <table:table-cell office:value-type="string">
            <text:p>Russia</text:p>
          </table:table-cell>
          <table:table-cell table:number-columns-repeated="2"/>
          <table:table-cell office:value-type="string">
            <text:p>Semenova. 197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Ermolinskaya_Bay</text:p>
          </table:table-cell>
          <table:table-cell/>
          <table:table-cell office:value-type="string">
            <text:p>White Sea</text:p>
          </table:table-cell>
          <table:table-cell office:value-type="string">
            <text:p>Russia</text:p>
          </table:table-cell>
          <table:table-cell table:number-columns-repeated="2"/>
          <table:table-cell office:value-type="string">
            <text:p>Semenova. 197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ukhaya_middle</text:p>
          </table:table-cell>
          <table:table-cell office:value-type="string">
            <text:p>middle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table:number-columns-repeated="2"/>
          <table:table-cell office:value-type="string">
            <text:p>Maximovich et al. 1992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ukhaya_low</text:p>
          </table:table-cell>
          <table:table-cell office:value-type="string">
            <text:p>low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table:number-columns-repeated="2"/>
          <table:table-cell office:value-type="string">
            <text:p>Maximovich et al. 1992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ukhaya_low_zostera</text:p>
          </table:table-cell>
          <table:table-cell office:value-type="string">
            <text:p>low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table:number-columns-repeated="2"/>
          <table:table-cell office:value-type="string">
            <text:p>Maximovich et al. 1992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Klyushiha_middle</text:p>
          </table:table-cell>
          <table:table-cell office:value-type="string">
            <text:p>middle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table:number-columns-repeated="2"/>
          <table:table-cell office:value-type="string">
            <text:p>Maximovich et al. 1992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Klyushiha_low</text:p>
          </table:table-cell>
          <table:table-cell office:value-type="string">
            <text:p>low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table:number-columns-repeated="2"/>
          <table:table-cell office:value-type="string">
            <text:p>Maximovich et al. 1992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Klyushiha_low_zostera</text:p>
          </table:table-cell>
          <table:table-cell office:value-type="string">
            <text:p>low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table:number-columns-repeated="2"/>
          <table:table-cell office:value-type="string">
            <text:p>Maximovich et al. 1992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t_Laurence_high</text:p>
          </table:table-cell>
          <table:table-cell office:value-type="string">
            <text:p>high</text:p>
          </table:table-cell>
          <table:table-cell/>
          <table:table-cell office:value-type="string">
            <text:p>Canada</text:p>
          </table:table-cell>
          <table:table-cell table:number-columns-repeated="2"/>
          <table:table-cell office:value-type="string">
            <text:p>Vincent et al. 198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t_Laurence_middle</text:p>
          </table:table-cell>
          <table:table-cell office:value-type="string">
            <text:p>middle</text:p>
          </table:table-cell>
          <table:table-cell/>
          <table:table-cell office:value-type="string">
            <text:p>Canada</text:p>
          </table:table-cell>
          <table:table-cell table:number-columns-repeated="2"/>
          <table:table-cell office:value-type="string">
            <text:p>Vincent et al. 198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t_Laurence_low</text:p>
          </table:table-cell>
          <table:table-cell office:value-type="string">
            <text:p>low</text:p>
          </table:table-cell>
          <table:table-cell/>
          <table:table-cell office:value-type="string">
            <text:p>Canada</text:p>
          </table:table-cell>
          <table:table-cell table:number-columns-repeated="2"/>
          <table:table-cell office:value-type="string">
            <text:p>Vincent et al. 198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IPB_length</text:p>
          </table:table-cell>
          <table:table-cell/>
          <table:table-cell office:value-type="string">
            <text:p>Baltic Sea</text:p>
          </table:table-cell>
          <table:table-cell office:value-type="string">
            <text:p>Poland</text:p>
          </table:table-cell>
          <table:table-cell table:number-columns-repeated="2"/>
          <table:table-cell office:value-type="string">
            <text:p>Venne Klusek. 1985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GN_length</text:p>
          </table:table-cell>
          <table:table-cell/>
          <table:table-cell office:value-type="string">
            <text:p>Baltic Sea</text:p>
          </table:table-cell>
          <table:table-cell office:value-type="string">
            <text:p>Poland</text:p>
          </table:table-cell>
          <table:table-cell table:number-columns-repeated="2"/>
          <table:table-cell office:value-type="string">
            <text:p>Venne Klusek. 1985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H75_length</text:p>
          </table:table-cell>
          <table:table-cell/>
          <table:table-cell office:value-type="string">
            <text:p>Baltic Sea</text:p>
          </table:table-cell>
          <table:table-cell office:value-type="string">
            <text:p>Poland</text:p>
          </table:table-cell>
          <table:table-cell table:number-columns-repeated="2"/>
          <table:table-cell office:value-type="string">
            <text:p>Venne Klusek. 1985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Tvaren_Bay</text:p>
          </table:table-cell>
          <table:table-cell/>
          <table:table-cell office:value-type="string">
            <text:p>Baltic Sea</text:p>
          </table:table-cell>
          <table:table-cell table:number-columns-repeated="3"/>
          <table:table-cell office:value-type="string">
            <text:p>Bergh.1974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North_sea</text:p>
          </table:table-cell>
          <table:table-cell/>
          <table:table-cell office:value-type="string">
            <text:p>List, Sylt, Nordernay, North Sea</text:p>
          </table:table-cell>
          <table:table-cell office:value-type="string">
            <text:p>Germany</text:p>
          </table:table-cell>
          <table:table-cell office:value-type="string">
            <text:p>54-55</text:p>
          </table:table-cell>
          <table:table-cell/>
          <table:table-cell office:value-type="string">
            <text:p>Vogel.195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Kiel_area</text:p>
          </table:table-cell>
          <table:table-cell/>
          <table:table-cell office:value-type="string">
            <text:p>Kiel Bay, Baltic Sea</text:p>
          </table:table-cell>
          <table:table-cell/>
          <table:table-cell office:value-type="string">
            <text:p>54 30</text:p>
          </table:table-cell>
          <table:table-cell/>
          <table:table-cell office:value-type="string">
            <text:p>Vogel.195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Tvarminne_area</text:p>
          </table:table-cell>
          <table:table-cell/>
          <table:table-cell office:value-type="string">
            <text:p>Tvarminne, Finland gulf, Baltic Sea</text:p>
          </table:table-cell>
          <table:table-cell office:value-type="string">
            <text:p>Finland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Vogel.195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Le_Verdon_high</text:p>
          </table:table-cell>
          <table:table-cell office:value-type="string">
            <text:p>high</text:p>
          </table:table-cell>
          <table:table-cell office:value-type="string">
            <text:p>Gironde Estuary</text:p>
          </table:table-cell>
          <table:table-cell office:value-type="string">
            <text:p>France</text:p>
          </table:table-cell>
          <table:table-cell table:number-columns-repeated="2"/>
          <table:table-cell office:value-type="string">
            <text:p>Bachelet.198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Le_Verdon_middle</text:p>
          </table:table-cell>
          <table:table-cell office:value-type="string">
            <text:p>middle</text:p>
          </table:table-cell>
          <table:table-cell office:value-type="string">
            <text:p>Gironde Estuary</text:p>
          </table:table-cell>
          <table:table-cell office:value-type="string">
            <text:p>France</text:p>
          </table:table-cell>
          <table:table-cell table:number-columns-repeated="2"/>
          <table:table-cell office:value-type="string">
            <text:p>Bachelet.198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Phare_de_Richard</text:p>
          </table:table-cell>
          <table:table-cell office:value-type="string">
            <text:p>middle</text:p>
          </table:table-cell>
          <table:table-cell office:value-type="string">
            <text:p>Gironde Estuary</text:p>
          </table:table-cell>
          <table:table-cell office:value-type="string">
            <text:p>France</text:p>
          </table:table-cell>
          <table:table-cell table:number-columns-repeated="2"/>
          <table:table-cell office:value-type="string">
            <text:p>Bachelet.198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Abram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8 59</text:p>
          </table:table-cell>
          <table:table-cell office:value-type="string">
            <text:p>33 01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Abram_low</text:p>
          </table:table-cell>
          <table:table-cell office:value-type="string">
            <text:p>low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8 59</text:p>
          </table:table-cell>
          <table:table-cell office:value-type="string">
            <text:p>33 01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Dalnezeleneckaya_high</text:p>
          </table:table-cell>
          <table:table-cell office:value-type="string">
            <text:p>high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7</text:p>
          </table:table-cell>
          <table:table-cell office:value-type="string">
            <text:p>36 6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Dalnezeleneckaya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7</text:p>
          </table:table-cell>
          <table:table-cell office:value-type="string">
            <text:p>36 6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Gavrilovo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1</text:p>
          </table:table-cell>
          <table:table-cell office:value-type="string">
            <text:p>35 5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Gavrilovo_low</text:p>
          </table:table-cell>
          <table:table-cell office:value-type="string">
            <text:p>low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1</text:p>
          </table:table-cell>
          <table:table-cell office:value-type="string">
            <text:p>35 5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helpino_high</text:p>
          </table:table-cell>
          <table:table-cell office:value-type="string">
            <text:p>high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6</text:p>
          </table:table-cell>
          <table:table-cell office:value-type="string">
            <text:p>36 12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helpino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6</text:p>
          </table:table-cell>
          <table:table-cell office:value-type="string">
            <text:p>36 12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Yarnyshnaya_high</text:p>
          </table:table-cell>
          <table:table-cell office:value-type="string">
            <text:p>high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5</text:p>
          </table:table-cell>
          <table:table-cell office:value-type="string">
            <text:p>36 3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Yarnyshnaya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5</text:p>
          </table:table-cell>
          <table:table-cell office:value-type="string">
            <text:p>36 3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Yarnyshnaya_low</text:p>
          </table:table-cell>
          <table:table-cell office:value-type="string">
            <text:p>low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5</text:p>
          </table:table-cell>
          <table:table-cell office:value-type="string">
            <text:p>36 3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Pala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11</text:p>
          </table:table-cell>
          <table:table-cell office:value-type="string">
            <text:p>33 24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Pala_low</text:p>
          </table:table-cell>
          <table:table-cell office:value-type="string">
            <text:p>low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11</text:p>
          </table:table-cell>
          <table:table-cell office:value-type="string">
            <text:p>33 24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Porchnikha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9 5</text:p>
          </table:table-cell>
          <table:table-cell office:value-type="string">
            <text:p>36 15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Ivanovskaya</text:p>
          </table:table-cell>
          <table:table-cell office:value-type="string">
            <text:p>subtidal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68 16</text:p>
          </table:table-cell>
          <table:table-cell office:value-type="string">
            <text:p>38 45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Ythan_estuary</text:p>
          </table:table-cell>
          <table:table-cell/>
          <table:table-cell office:value-type="string">
            <text:p>North Sea</text:p>
          </table:table-cell>
          <table:table-cell office:value-type="string">
            <text:p>UK</text:p>
          </table:table-cell>
          <table:table-cell table:number-columns-repeated="2"/>
          <table:table-cell office:value-type="string">
            <text:p>Chambes, Milne, 1975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Budle_Bay</text:p>
          </table:table-cell>
          <table:table-cell/>
          <table:table-cell office:value-type="string">
            <text:p>North Sea</text:p>
          </table:table-cell>
          <table:table-cell office:value-type="string">
            <text:p>UK</text:p>
          </table:table-cell>
          <table:table-cell table:number-columns-repeated="2"/>
          <table:table-cell office:value-type="string">
            <text:p>Brady, 1943</text:p>
          </table:table-cell>
          <table:table-cell table:number-columns-repeated="47"/>
        </table:table-row>
        <table:table-row table:style-name="ro2">
          <table:table-cell office:value-type="string">
            <text:p>#</text:p>
          </table:table-cell>
          <table:table-cell table:style-name="ce1" office:value-type="string">
            <text:p>Firth_of_Forth</text:p>
          </table:table-cell>
          <table:table-cell/>
          <table:table-cell office:value-type="string">
            <text:p>North Sea</text:p>
          </table:table-cell>
          <table:table-cell office:value-type="string">
            <text:p>UK</text:p>
          </table:table-cell>
          <table:table-cell table:number-columns-repeated="2"/>
          <table:table-cell office:value-type="string">
            <text:p>Stephen_1931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river_Clwyd</text:p>
          </table:table-cell>
          <table:table-cell/>
          <table:table-cell office:value-type="string">
            <text:p>Irish Sea</text:p>
          </table:table-cell>
          <table:table-cell office:value-type="string">
            <text:p>UK</text:p>
          </table:table-cell>
          <table:table-cell table:number-columns-repeated="2"/>
          <table:table-cell office:value-type="string">
            <text:p>Parsons_Thomas_1979</text:p>
          </table:table-cell>
          <table:table-cell table:number-columns-repeated="47"/>
        </table:table-row>
        <table:table-row table:style-name="ro2">
          <table:table-cell office:value-type="string">
            <text:p>#</text:p>
          </table:table-cell>
          <table:table-cell table:style-name="ce1" office:value-type="string">
            <text:p>Lynher_estuary</text:p>
          </table:table-cell>
          <table:table-cell table:number-columns-repeated="2"/>
          <table:table-cell office:value-type="string">
            <text:p>UK</text:p>
          </table:table-cell>
          <table:table-cell table:number-columns-repeated="2"/>
          <table:table-cell office:value-type="string">
            <text:p>Warwick_Price_1975</text:p>
          </table:table-cell>
          <table:table-cell office:value-type="string">
            <text:p>5,3 = 0-group это что?</text:p>
          </table:table-cell>
          <table:table-cell table:number-columns-repeated="46"/>
        </table:table-row>
        <table:table-row table:style-name="ro2">
          <table:table-cell office:value-type="string">
            <text:p>#</text:p>
          </table:table-cell>
          <table:table-cell table:style-name="ce1" office:value-type="string">
            <text:p>Wash</text:p>
          </table:table-cell>
          <table:table-cell table:number-columns-repeated="2"/>
          <table:table-cell office:value-type="string">
            <text:p>UK</text:p>
          </table:table-cell>
          <table:table-cell table:number-columns-repeated="2"/>
          <table:table-cell table:style-name="ce2" office:value-type="string">
            <text:p>Reading_1979</text:p>
          </table:table-cell>
          <table:table-cell office:value-type="string">
            <text:p>непонятно что такое spat и 0-group</text:p>
          </table:table-cell>
          <table:table-cell table:number-columns-repeated="46"/>
        </table:table-row>
        <table:table-row table:style-name="ro2">
          <table:table-cell office:value-type="string">
            <text:p>#</text:p>
          </table:table-cell>
          <table:table-cell table:style-name="ce1"/>
          <table:table-cell table:number-columns-repeated="53"/>
        </table:table-row>
        <table:table-row table:style-name="ro2">
          <table:table-cell office:value-type="string">
            <text:p>#</text:p>
          </table:table-cell>
          <table:table-cell table:style-name="ce1"/>
          <table:table-cell table:number-columns-repeated="53"/>
        </table:table-row>
        <table:table-row table:style-name="ro2">
          <table:table-cell office:value-type="string">
            <text:p>#</text:p>
          </table:table-cell>
          <table:table-cell table:style-name="ce1"/>
          <table:table-cell table:number-columns-repeated="53"/>
        </table:table-row>
        <table:table-row table:style-name="ro2">
          <table:table-cell office:value-type="string">
            <text:p>#</text:p>
          </table:table-cell>
          <table:table-cell table:style-name="ce1"/>
          <table:table-cell table:number-columns-repeated="53"/>
        </table:table-row>
        <table:table-row table:style-name="ro2">
          <table:table-cell office:value-type="string">
            <text:p>#</text:p>
          </table:table-cell>
          <table:table-cell table:style-name="ce1"/>
          <table:table-cell table:number-columns-repeated="53"/>
        </table:table-row>
        <table:table-row table:style-name="ro2">
          <table:table-cell office:value-type="string">
            <text:p>#</text:p>
          </table:table-cell>
          <table:table-cell table:style-name="ce1"/>
          <table:table-cell table:number-columns-repeated="53"/>
        </table:table-row>
        <table:table-row table:style-name="ro1">
          <table:table-cell office:value-type="string">
            <text:p>#</text:p>
          </table:table-cell>
          <table:table-cell table:number-columns-repeated="54"/>
        </table:table-row>
        <table:table-row table:style-name="ro1">
          <table:table-cell office:value-type="string">
            <text:p>#</text:p>
          </table:table-cell>
          <table:table-cell table:number-columns-repeated="54"/>
        </table:table-row>
        <table:table-row table:style-name="ro2">
          <table:table-cell office:value-type="string">
            <text:p>age</text:p>
          </table:table-cell>
          <table:table-cell office:value-type="string">
            <text:p>Rand_Harbor</text:p>
          </table:table-cell>
          <table:table-cell office:value-type="string">
            <text:p>Wadden_Sea</text:p>
          </table:table-cell>
          <table:table-cell office:value-type="string">
            <text:p>Hudsons_Bay</text:p>
          </table:table-cell>
          <table:table-cell office:value-type="string">
            <text:p>MLW</text:p>
          </table:table-cell>
          <table:table-cell office:value-type="string">
            <text:p>Finland_Gulf_6m</text:p>
          </table:table-cell>
          <table:table-cell office:value-type="string">
            <text:p>Finland_Gulf_20m</text:p>
          </table:table-cell>
          <table:table-cell office:value-type="string">
            <text:p>Finland_Gulf_35m</text:p>
          </table:table-cell>
          <table:table-cell office:value-type="string">
            <text:p>St_Laurence_River</text:p>
          </table:table-cell>
          <table:table-cell office:value-type="string">
            <text:p>Cobscook_Bay</text:p>
          </table:table-cell>
          <table:table-cell office:value-type="string">
            <text:p>Windsor</text:p>
          </table:table-cell>
          <table:table-cell office:value-type="string">
            <text:p>Mungo_brook</text:p>
          </table:table-cell>
          <table:table-cell office:value-type="string">
            <text:p>Pekkelinskaya_Bay</text:p>
          </table:table-cell>
          <table:table-cell office:value-type="string">
            <text:p>WSBS_MSU</text:p>
          </table:table-cell>
          <table:table-cell office:value-type="string">
            <text:p>Ermolinskaya_Bay</text:p>
          </table:table-cell>
          <table:table-cell office:value-type="string">
            <text:p>Sukhaya_mid</text:p>
          </table:table-cell>
          <table:table-cell office:value-type="string">
            <text:p>Sukhaya_low</text:p>
          </table:table-cell>
          <table:table-cell office:value-type="string">
            <text:p>Sukhaya_low_zostera</text:p>
          </table:table-cell>
          <table:table-cell office:value-type="string">
            <text:p>Klyushiha_mid</text:p>
          </table:table-cell>
          <table:table-cell office:value-type="string">
            <text:p>Klyushiha_low</text:p>
          </table:table-cell>
          <table:table-cell office:value-type="string">
            <text:p>Klyushiha_low_zostera</text:p>
          </table:table-cell>
          <table:table-cell office:value-type="string">
            <text:p>St_Laurence_high</text:p>
          </table:table-cell>
          <table:table-cell office:value-type="string">
            <text:p>St_Laurence_mid</text:p>
          </table:table-cell>
          <table:table-cell office:value-type="string">
            <text:p>St_Laurence_low</text:p>
          </table:table-cell>
          <table:table-cell office:value-type="string">
            <text:p>IPB</text:p>
          </table:table-cell>
          <table:table-cell office:value-type="string">
            <text:p>GN</text:p>
          </table:table-cell>
          <table:table-cell office:value-type="string">
            <text:p>H75</text:p>
          </table:table-cell>
          <table:table-cell office:value-type="string">
            <text:p>Tvaren_Bay</text:p>
          </table:table-cell>
          <table:table-cell office:value-type="string">
            <text:p>North_sea</text:p>
          </table:table-cell>
          <table:table-cell office:value-type="string">
            <text:p>Kiel_area</text:p>
          </table:table-cell>
          <table:table-cell office:value-type="string">
            <text:p>Tvarminne_area</text:p>
          </table:table-cell>
          <table:table-cell office:value-type="string">
            <text:p>Le_Verdon_high</text:p>
          </table:table-cell>
          <table:table-cell office:value-type="string">
            <text:p>Le_Verdon_mid</text:p>
          </table:table-cell>
          <table:table-cell office:value-type="string">
            <text:p>Phare_de_Richard</text:p>
          </table:table-cell>
          <table:table-cell office:value-type="string">
            <text:p>Abram_mid</text:p>
          </table:table-cell>
          <table:table-cell office:value-type="string">
            <text:p>Abram_low</text:p>
          </table:table-cell>
          <table:table-cell office:value-type="string">
            <text:p>Dalnezeleneckaya_high</text:p>
          </table:table-cell>
          <table:table-cell office:value-type="string">
            <text:p>Dalnezeleneckaya_mid</text:p>
          </table:table-cell>
          <table:table-cell office:value-type="string">
            <text:p>Gavrilovo_mid</text:p>
          </table:table-cell>
          <table:table-cell office:value-type="string">
            <text:p>Gavrilovo_low</text:p>
          </table:table-cell>
          <table:table-cell office:value-type="string">
            <text:p>Shelpino_high</text:p>
          </table:table-cell>
          <table:table-cell office:value-type="string">
            <text:p>Shelpino_mid</text:p>
          </table:table-cell>
          <table:table-cell office:value-type="string">
            <text:p>Yarnyshnaya_high</text:p>
          </table:table-cell>
          <table:table-cell office:value-type="string">
            <text:p>Yarnyshnaya_mid</text:p>
          </table:table-cell>
          <table:table-cell office:value-type="string">
            <text:p>Yarnyshnaya_low</text:p>
          </table:table-cell>
          <table:table-cell office:value-type="string">
            <text:p>Pala_mid</text:p>
          </table:table-cell>
          <table:table-cell office:value-type="string">
            <text:p>Pala_low</text:p>
          </table:table-cell>
          <table:table-cell office:value-type="string">
            <text:p>Porchnikha_mid</text:p>
          </table:table-cell>
          <table:table-cell office:value-type="string">
            <text:p>Ivanovskaya</text:p>
          </table:table-cell>
          <table:table-cell office:value-type="string">
            <text:p>Ythan_estuary</text:p>
          </table:table-cell>
          <table:table-cell office:value-type="string">
            <text:p>Budle_Bay</text:p>
          </table:table-cell>
          <table:table-cell table:style-name="ce1" office:value-type="string">
            <text:p>Firth_of_Forth</text:p>
          </table:table-cell>
          <table:table-cell office:value-type="string">
            <text:p>river_Clwyd</text:p>
          </table:table-cell>
          <table:table-cell table:style-name="ce1" office:value-type="string">
            <text:p>Lynher_estuary</text:p>
          </table:table-cell>
          <table:table-cell office:value-type="string">
            <text:p>Was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.2857142857143</text:p>
          </table:table-cell>
          <table:table-cell office:value-type="string">
            <text:p>7.42857142857143</text:p>
          </table:table-cell>
          <table:table-cell office:value-type="string">
            <text:p>5.42857142857143</text:p>
          </table:table-cell>
          <table:table-cell office:value-type="string">
            <text:p>3.28571428571429</text:p>
          </table:table-cell>
          <table:table-cell office:value-type="string">
            <text:p>1.71428571428571</text:p>
          </table:table-cell>
          <table:table-cell table:number-columns-repeated="2" office:value-type="string">
            <text:p>NA</text:p>
          </table:table-cell>
          <table:table-cell office:value-type="string">
            <text:p>2.42857142857143</text:p>
          </table:table-cell>
          <table:table-cell office:value-type="float" office:value="4">
            <text:p>4</text:p>
          </table:table-cell>
          <table:table-cell office:value-type="string">
            <text:p>1.44444444444444</text:p>
          </table:table-cell>
          <table:table-cell office:value-type="string">
            <text:p>NA</text:p>
          </table:table-cell>
          <table:table-cell table:number-columns-repeated="3" office:value-type="string">
            <text:p>0.8</text:p>
          </table:table-cell>
          <table:table-cell office:value-type="string">
            <text:p>1.4</text:p>
          </table:table-cell>
          <table:table-cell office:value-type="string">
            <text:p>1.2</text:p>
          </table:table-cell>
          <table:table-cell office:value-type="string">
            <text:p>1.1</text:p>
          </table:table-cell>
          <table:table-cell office:value-type="string">
            <text:p>1.2</text:p>
          </table:table-cell>
          <table:table-cell office:value-type="string">
            <text:p>1.3</text:p>
          </table:table-cell>
          <table:table-cell office:value-type="string">
            <text:p>1.6</text:p>
          </table:table-cell>
          <table:table-cell office:value-type="string">
            <text:p>2.9</text:p>
          </table:table-cell>
          <table:table-cell office:value-type="string">
            <text:p>3.0</text:p>
          </table:table-cell>
          <table:table-cell office:value-type="string">
            <text:p>3.2</text:p>
          </table:table-cell>
          <table:table-cell office:value-type="string">
            <text:p>6.14</text:p>
          </table:table-cell>
          <table:table-cell office:value-type="string">
            <text:p>6.50</text:p>
          </table:table-cell>
          <table:table-cell office:value-type="string">
            <text:p>6.90</text:p>
          </table:table-cell>
          <table:table-cell office:value-type="string">
            <text:p>0.32258064516129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6.55172413793103</text:p>
          </table:table-cell>
          <table:table-cell office:value-type="string">
            <text:p>5.17241379310345</text:p>
          </table:table-cell>
          <table:table-cell office:value-type="string">
            <text:p>5.68965517241379</text:p>
          </table:table-cell>
          <table:table-cell office:value-type="string">
            <text:p>1.11875</text:p>
          </table:table-cell>
          <table:table-cell office:value-type="string">
            <text:p>1.16982142857143</text:p>
          </table:table-cell>
          <table:table-cell office:value-type="string">
            <text:p>1.23333333333333</text:p>
          </table:table-cell>
          <table:table-cell office:value-type="string">
            <text:p>1.5171568627451</text:p>
          </table:table-cell>
          <table:table-cell office:value-type="string">
            <text:p>0.87878787878788</text:p>
          </table:table-cell>
          <table:table-cell office:value-type="string">
            <text:p>1.15</text:p>
          </table:table-cell>
          <table:table-cell office:value-type="string">
            <text:p>0.9</text:p>
          </table:table-cell>
          <table:table-cell office:value-type="string">
            <text:p>1.23333333333333</text:p>
          </table:table-cell>
          <table:table-cell office:value-type="string">
            <text:p>1.05174632352941</text:p>
          </table:table-cell>
          <table:table-cell office:value-type="string">
            <text:p>1.68958333333333</text:p>
          </table:table-cell>
          <table:table-cell office:value-type="string">
            <text:p>0.95756113256113</text:p>
          </table:table-cell>
          <table:table-cell office:value-type="string">
            <text:p>0.66612012987013</text:p>
          </table:table-cell>
          <table:table-cell office:value-type="string">
            <text:p>0.79905296092796</text:p>
          </table:table-cell>
          <table:table-cell office:value-type="string">
            <text:p>1.56123737373737</text:p>
          </table:table-cell>
          <table:table-cell office:value-type="string">
            <text:p>0.89326181149098</text:p>
          </table:table-cell>
          <table:table-cell office:value-type="float" office:value="4.98">
            <text:p>4,98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.3">
            <text:p>5,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2.8571428571429</text:p>
          </table:table-cell>
          <table:table-cell office:value-type="float" office:value="10">
            <text:p>10</text:p>
          </table:table-cell>
          <table:table-cell office:value-type="string">
            <text:p>6.42857142857143</text:p>
          </table:table-cell>
          <table:table-cell office:value-type="string">
            <text:p>4.42857142857143</text:p>
          </table:table-cell>
          <table:table-cell office:value-type="string">
            <text:p>NA</text:p>
          </table:table-cell>
          <table:table-cell office:value-type="string">
            <text:p>0.42857142857143</text:p>
          </table:table-cell>
          <table:table-cell office:value-type="string">
            <text:p>3.71428571428571</text:p>
          </table:table-cell>
          <table:table-cell office:value-type="string">
            <text:p>5.5</text:p>
          </table:table-cell>
          <table:table-cell office:value-type="string">
            <text:p>3.11111111111111</text:p>
          </table:table-cell>
          <table:table-cell office:value-type="string">
            <text:p>NA</text:p>
          </table:table-cell>
          <table:table-cell office:value-type="string">
            <text:p>1.5</text:p>
          </table:table-cell>
          <table:table-cell office:value-type="string">
            <text:p>1.4</text:p>
          </table:table-cell>
          <table:table-cell office:value-type="string">
            <text:p>1.5</text:p>
          </table:table-cell>
          <table:table-cell office:value-type="string">
            <text:p>3.1</text:p>
          </table:table-cell>
          <table:table-cell office:value-type="string">
            <text:p>2.9</text:p>
          </table:table-cell>
          <table:table-cell office:value-type="string">
            <text:p>2.7</text:p>
          </table:table-cell>
          <table:table-cell table:number-columns-repeated="2" office:value-type="string">
            <text:p>3.2</text:p>
          </table:table-cell>
          <table:table-cell office:value-type="string">
            <text:p>5.5</text:p>
          </table:table-cell>
          <table:table-cell office:value-type="string">
            <text:p>4.9</text:p>
          </table:table-cell>
          <table:table-cell office:value-type="string">
            <text:p>5.3</text:p>
          </table:table-cell>
          <table:table-cell office:value-type="string">
            <text:p>5.8</text:p>
          </table:table-cell>
          <table:table-cell office:value-type="string">
            <text:p>9.45</text:p>
          </table:table-cell>
          <table:table-cell office:value-type="string">
            <text:p>9.42</text:p>
          </table:table-cell>
          <table:table-cell office:value-type="string">
            <text:p>9.72</text:p>
          </table:table-cell>
          <table:table-cell office:value-type="string">
            <text:p>1.29032258064516</text:p>
          </table:table-cell>
          <table:table-cell office:value-type="string">
            <text:p>10.3636363636364</text:p>
          </table:table-cell>
          <table:table-cell office:value-type="string">
            <text:p>8.18181818181818</text:p>
          </table:table-cell>
          <table:table-cell office:value-type="string">
            <text:p>7.09090909090909</text:p>
          </table:table-cell>
          <table:table-cell office:value-type="string">
            <text:p>9.82758620689655</text:p>
          </table:table-cell>
          <table:table-cell office:value-type="string">
            <text:p>8.27586206896552</text:p>
          </table:table-cell>
          <table:table-cell office:value-type="string">
            <text:p>8.44827586206897</text:p>
          </table:table-cell>
          <table:table-cell office:value-type="string">
            <text:p>2.2296875</text:p>
          </table:table-cell>
          <table:table-cell office:value-type="string">
            <text:p>2.54592592592593</text:p>
          </table:table-cell>
          <table:table-cell office:value-type="string">
            <text:p>2.15</text:p>
          </table:table-cell>
          <table:table-cell office:value-type="string">
            <text:p>4.3584477124183</text:p>
          </table:table-cell>
          <table:table-cell office:value-type="string">
            <text:p>1.89666666666667</text:p>
          </table:table-cell>
          <table:table-cell office:value-type="string">
            <text:p>2.26666666666667</text:p>
          </table:table-cell>
          <table:table-cell office:value-type="string">
            <text:p>3.43333333333333</text:p>
          </table:table-cell>
          <table:table-cell office:value-type="string">
            <text:p>2.73333333333333</text:p>
          </table:table-cell>
          <table:table-cell office:value-type="string">
            <text:p>2.23683823529412</text:p>
          </table:table-cell>
          <table:table-cell office:value-type="string">
            <text:p>4.06047619047619</text:p>
          </table:table-cell>
          <table:table-cell office:value-type="string">
            <text:p>2.12698412698413</text:p>
          </table:table-cell>
          <table:table-cell office:value-type="string">
            <text:p>1.81212121212121</text:p>
          </table:table-cell>
          <table:table-cell office:value-type="string">
            <text:p>1.89225863422292</text:p>
          </table:table-cell>
          <table:table-cell office:value-type="string">
            <text:p>4.31698275862069</text:p>
          </table:table-cell>
          <table:table-cell office:value-type="string">
            <text:p>1.63956729998397</text:p>
          </table:table-cell>
          <table:table-cell office:value-type="float" office:value="9.68">
            <text:p>9,6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  <table:table-cell office:value-type="float" office:value="8.5">
            <text:p>8,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1.1428571428571</text:p>
          </table:table-cell>
          <table:table-cell office:value-type="float" office:value="16">
            <text:p>16</text:p>
          </table:table-cell>
          <table:table-cell office:value-type="string">
            <text:p>13.4285714285714</text:p>
          </table:table-cell>
          <table:table-cell office:value-type="string">
            <text:p>8.85714285714286</text:p>
          </table:table-cell>
          <table:table-cell office:value-type="string">
            <text:p>8.42857142857143</text:p>
          </table:table-cell>
          <table:table-cell table:number-columns-repeated="2" office:value-type="string">
            <text:p>NA</text:p>
          </table:table-cell>
          <table:table-cell office:value-type="string">
            <text:p>5.14285714285714</text:p>
          </table:table-cell>
          <table:table-cell office:value-type="string">
            <text:p>9.5</text:p>
          </table:table-cell>
          <table:table-cell office:value-type="float" office:value="5">
            <text:p>5</text:p>
          </table:table-cell>
          <table:table-cell office:value-type="string">
            <text:p>3.22222222222222</text:p>
          </table:table-cell>
          <table:table-cell office:value-type="string">
            <text:p>2.4</text:p>
          </table:table-cell>
          <table:table-cell office:value-type="string">
            <text:p>2.3</text:p>
          </table:table-cell>
          <table:table-cell office:value-type="string">
            <text:p>2.4</text:p>
          </table:table-cell>
          <table:table-cell office:value-type="string">
            <text:p>6.2</text:p>
          </table:table-cell>
          <table:table-cell office:value-type="string">
            <text:p>6.4</text:p>
          </table:table-cell>
          <table:table-cell office:value-type="string">
            <text:p>6.3</text:p>
          </table:table-cell>
          <table:table-cell office:value-type="string">
            <text:p>5.2</text:p>
          </table:table-cell>
          <table:table-cell office:value-type="string">
            <text:p>5.9</text:p>
          </table:table-cell>
          <table:table-cell office:value-type="string">
            <text:p>8.3</text:p>
          </table:table-cell>
          <table:table-cell office:value-type="string">
            <text:p>7.1</text:p>
          </table:table-cell>
          <table:table-cell office:value-type="string">
            <text:p>7.8</text:p>
          </table:table-cell>
          <table:table-cell office:value-type="string">
            <text:p>8.8</text:p>
          </table:table-cell>
          <table:table-cell office:value-type="string">
            <text:p>12.29</text:p>
          </table:table-cell>
          <table:table-cell office:value-type="string">
            <text:p>12.17</text:p>
          </table:table-cell>
          <table:table-cell office:value-type="string">
            <text:p>12.15</text:p>
          </table:table-cell>
          <table:table-cell office:value-type="string">
            <text:p>2.82258064516129</text:p>
          </table:table-cell>
          <table:table-cell office:value-type="string">
            <text:p>14.4545454545455</text:p>
          </table:table-cell>
          <table:table-cell office:value-type="string">
            <text:p>12.1818181818182</text:p>
          </table:table-cell>
          <table:table-cell office:value-type="string">
            <text:p>10.0909090909091</text:p>
          </table:table-cell>
          <table:table-cell office:value-type="string">
            <text:p>12.2413793103448</text:p>
          </table:table-cell>
          <table:table-cell table:number-columns-repeated="2" office:value-type="string">
            <text:p>10.3448275862069</text:p>
          </table:table-cell>
          <table:table-cell office:value-type="string">
            <text:p>3.49185185185185</text:p>
          </table:table-cell>
          <table:table-cell office:value-type="string">
            <text:p>3.835</text:p>
          </table:table-cell>
          <table:table-cell office:value-type="string">
            <text:p>3.5</text:p>
          </table:table-cell>
          <table:table-cell office:value-type="string">
            <text:p>6.54</text:p>
          </table:table-cell>
          <table:table-cell office:value-type="string">
            <text:p>3.09375</text:p>
          </table:table-cell>
          <table:table-cell office:value-type="string">
            <text:p>4.4</text:p>
          </table:table-cell>
          <table:table-cell office:value-type="string">
            <text:p>4.8</text:p>
          </table:table-cell>
          <table:table-cell office:value-type="string">
            <text:p>4.6</text:p>
          </table:table-cell>
          <table:table-cell office:value-type="string">
            <text:p>3.33033868092692</text:p>
          </table:table-cell>
          <table:table-cell office:value-type="string">
            <text:p>6.92944444444444</text:p>
          </table:table-cell>
          <table:table-cell office:value-type="string">
            <text:p>3.30857142857143</text:p>
          </table:table-cell>
          <table:table-cell office:value-type="string">
            <text:p>3.34244047619048</text:p>
          </table:table-cell>
          <table:table-cell office:value-type="string">
            <text:p>3.14911368393511</text:p>
          </table:table-cell>
          <table:table-cell office:value-type="string">
            <text:p>7.49342911877395</text:p>
          </table:table-cell>
          <table:table-cell office:value-type="string">
            <text:p>2.76313492063492</text:p>
          </table:table-cell>
          <table:table-cell office:value-type="float" office:value="11.64">
            <text:p>11,64</text:p>
          </table:table-cell>
          <table:table-cell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office:value-type="float" office:value="11.3">
            <text:p>11,3</text:p>
          </table:table-cell>
          <table:table-cell office:value-type="float" office:value="12.5">
            <text:p>12,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.2857142857143</text:p>
          </table:table-cell>
          <table:table-cell office:value-type="string">
            <text:p>18.5714285714286</text:p>
          </table:table-cell>
          <table:table-cell office:value-type="float" office:value="16">
            <text:p>16</text:p>
          </table:table-cell>
          <table:table-cell office:value-type="string">
            <text:p>11.7142857142857</text:p>
          </table:table-cell>
          <table:table-cell office:value-type="string">
            <text:p>11.2857142857143</text:p>
          </table:table-cell>
          <table:table-cell table:number-columns-repeated="2" office:value-type="string">
            <text:p>NA</text:p>
          </table:table-cell>
          <table:table-cell office:value-type="string">
            <text:p>6.85714285714286</text:p>
          </table:table-cell>
          <table:table-cell office:value-type="float" office:value="10">
            <text:p>10</text:p>
          </table:table-cell>
          <table:table-cell office:value-type="string">
            <text:p>6.55555555555556</text:p>
          </table:table-cell>
          <table:table-cell office:value-type="string">
            <text:p>4.33333333333333</text:p>
          </table:table-cell>
          <table:table-cell office:value-type="string">
            <text:p>3.5</text:p>
          </table:table-cell>
          <table:table-cell office:value-type="string">
            <text:p>3.2</text:p>
          </table:table-cell>
          <table:table-cell office:value-type="string">
            <text:p>3.4</text:p>
          </table:table-cell>
          <table:table-cell office:value-type="string">
            <text:p>9.5</text:p>
          </table:table-cell>
          <table:table-cell office:value-type="string">
            <text:p>9.7</text:p>
          </table:table-cell>
          <table:table-cell office:value-type="string">
            <text:p>10.1</text:p>
          </table:table-cell>
          <table:table-cell office:value-type="string">
            <text:p>7.8</text:p>
          </table:table-cell>
          <table:table-cell office:value-type="string">
            <text:p>8.3</text:p>
          </table:table-cell>
          <table:table-cell office:value-type="string">
            <text:p>11.4</text:p>
          </table:table-cell>
          <table:table-cell office:value-type="string">
            <text:p>8.8</text:p>
          </table:table-cell>
          <table:table-cell office:value-type="string">
            <text:p>9.5</text:p>
          </table:table-cell>
          <table:table-cell office:value-type="string">
            <text:p>10.7</text:p>
          </table:table-cell>
          <table:table-cell office:value-type="string">
            <text:p>14.42</text:p>
          </table:table-cell>
          <table:table-cell table:number-columns-repeated="2" office:value-type="string">
            <text:p>14.73</text:p>
          </table:table-cell>
          <table:table-cell office:value-type="float" office:value="5">
            <text:p>5</text:p>
          </table:table-cell>
          <table:table-cell office:value-type="string">
            <text:p>16.6363636363636</text:p>
          </table:table-cell>
          <table:table-cell office:value-type="string">
            <text:p>14.4545454545455</text:p>
          </table:table-cell>
          <table:table-cell office:value-type="string">
            <text:p>12.2727272727273</text:p>
          </table:table-cell>
          <table:table-cell office:value-type="string">
            <text:p>13.9655172413793</text:p>
          </table:table-cell>
          <table:table-cell table:number-columns-repeated="2" office:value-type="string">
            <text:p>12.0689655172414</text:p>
          </table:table-cell>
          <table:table-cell office:value-type="string">
            <text:p>4.47579861111111</text:p>
          </table:table-cell>
          <table:table-cell office:value-type="string">
            <text:p>5.08595238095238</text:p>
          </table:table-cell>
          <table:table-cell office:value-type="string">
            <text:p>5.3</text:p>
          </table:table-cell>
          <table:table-cell office:value-type="string">
            <text:p>8.81600529100529</text:p>
          </table:table-cell>
          <table:table-cell office:value-type="string">
            <text:p>4.66875</text:p>
          </table:table-cell>
          <table:table-cell office:value-type="string">
            <text:p>6.6</text:p>
          </table:table-cell>
          <table:table-cell office:value-type="string">
            <text:p>6.2</text:p>
          </table:table-cell>
          <table:table-cell office:value-type="string">
            <text:p>4.3</text:p>
          </table:table-cell>
          <table:table-cell office:value-type="string">
            <text:p>4.69596774193548</text:p>
          </table:table-cell>
          <table:table-cell office:value-type="string">
            <text:p>9.38966666666667</text:p>
          </table:table-cell>
          <table:table-cell office:value-type="string">
            <text:p>4.53</text:p>
          </table:table-cell>
          <table:table-cell office:value-type="string">
            <text:p>5.03</text:p>
          </table:table-cell>
          <table:table-cell office:value-type="string">
            <text:p>4.50699404761905</text:p>
          </table:table-cell>
          <table:table-cell office:value-type="string">
            <text:p>10.885</text:p>
          </table:table-cell>
          <table:table-cell office:value-type="string">
            <text:p>3.97502322071288</text:p>
          </table:table-cell>
          <table:table-cell office:value-type="float" office:value="12.25">
            <text:p>12,25</text:p>
          </table:table-cell>
          <table:table-cell office:value-type="float" office:value="18">
            <text:p>18</text:p>
          </table:table-cell>
          <table:table-cell/>
          <table:table-cell office:value-type="float" office:value="16.5">
            <text:p>16,5</text:p>
          </table:table-cell>
          <table:table-cell office:value-type="float" office:value="12.3">
            <text:p>12,3</text:p>
          </table:table-cell>
          <table:table-cell office:value-type="float" office:value="13.5">
            <text:p>13,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2.8571428571429</text:p>
          </table:table-cell>
          <table:table-cell office:value-type="string">
            <text:p>21.2857142857143</text:p>
          </table:table-cell>
          <table:table-cell office:value-type="string">
            <text:p>17.5714285714286</text:p>
          </table:table-cell>
          <table:table-cell office:value-type="string">
            <text:p>13.8571428571429</text:p>
          </table:table-cell>
          <table:table-cell office:value-type="string">
            <text:p>13.2857142857143</text:p>
          </table:table-cell>
          <table:table-cell office:value-type="string">
            <text:p>2.85714285714286</text:p>
          </table:table-cell>
          <table:table-cell office:value-type="string">
            <text:p>1.28571428571429</text:p>
          </table:table-cell>
          <table:table-cell office:value-type="string">
            <text:p>8.28571428571429</text:p>
          </table:table-cell>
          <table:table-cell office:value-type="string">
            <text:p>12.5</text:p>
          </table:table-cell>
          <table:table-cell office:value-type="float" office:value="8">
            <text:p>8</text:p>
          </table:table-cell>
          <table:table-cell office:value-type="string">
            <text:p>5.33333333333333</text:p>
          </table:table-cell>
          <table:table-cell office:value-type="string">
            <text:p>4.6</text:p>
          </table:table-cell>
          <table:table-cell office:value-type="string">
            <text:p>4.2</text:p>
          </table:table-cell>
          <table:table-cell office:value-type="string">
            <text:p>4.4</text:p>
          </table:table-cell>
          <table:table-cell office:value-type="string">
            <text:p>11.6</text:p>
          </table:table-cell>
          <table:table-cell office:value-type="string">
            <text:p>12.1</text:p>
          </table:table-cell>
          <table:table-cell office:value-type="string">
            <text:p>12.3</text:p>
          </table:table-cell>
          <table:table-cell office:value-type="string">
            <text:p>9.6</text:p>
          </table:table-cell>
          <table:table-cell office:value-type="string">
            <text:p>10.6</text:p>
          </table:table-cell>
          <table:table-cell office:value-type="float" office:value="14">
            <text:p>14</text:p>
          </table:table-cell>
          <table:table-cell office:value-type="string">
            <text:p>9.4</text:p>
          </table:table-cell>
          <table:table-cell office:value-type="string">
            <text:p>10.8</text:p>
          </table:table-cell>
          <table:table-cell office:value-type="string">
            <text:p>12.3</text:p>
          </table:table-cell>
          <table:table-cell office:value-type="string">
            <text:p>16.52</text:p>
          </table:table-cell>
          <table:table-cell office:value-type="string">
            <text:p>16.95</text:p>
          </table:table-cell>
          <table:table-cell office:value-type="string">
            <text:p>16.97</text:p>
          </table:table-cell>
          <table:table-cell office:value-type="string">
            <text:p>7.09677419354839</text:p>
          </table:table-cell>
          <table:table-cell office:value-type="string">
            <text:p>18.8181818181818</text:p>
          </table:table-cell>
          <table:table-cell office:value-type="string">
            <text:p>15.4545454545455</text:p>
          </table:table-cell>
          <table:table-cell office:value-type="string">
            <text:p>14.4545454545455</text:p>
          </table:table-cell>
          <table:table-cell office:value-type="string">
            <text:p>15.3448275862069</text:p>
          </table:table-cell>
          <table:table-cell office:value-type="string">
            <text:p>13.6206896551724</text:p>
          </table:table-cell>
          <table:table-cell office:value-type="string">
            <text:p>13.448275862069</text:p>
          </table:table-cell>
          <table:table-cell office:value-type="string">
            <text:p>5.44659090909091</text:p>
          </table:table-cell>
          <table:table-cell office:value-type="string">
            <text:p>6.29583333333333</text:p>
          </table:table-cell>
          <table:table-cell office:value-type="string">
            <text:p>7.875</text:p>
          </table:table-cell>
          <table:table-cell office:value-type="string">
            <text:p>10.1264880952381</text:p>
          </table:table-cell>
          <table:table-cell office:value-type="string">
            <text:p>6.158125</text:p>
          </table:table-cell>
          <table:table-cell office:value-type="string">
            <text:p>8.33333333333333</text:p>
          </table:table-cell>
          <table:table-cell office:value-type="string">
            <text:p>7.25</text:p>
          </table:table-cell>
          <table:table-cell office:value-type="string">
            <text:p>6.55</text:p>
          </table:table-cell>
          <table:table-cell office:value-type="string">
            <text:p>5.76666666666667</text:p>
          </table:table-cell>
          <table:table-cell office:value-type="string">
            <text:p>12.20625</text:p>
          </table:table-cell>
          <table:table-cell office:value-type="string">
            <text:p>5.52916666666667</text:p>
          </table:table-cell>
          <table:table-cell office:value-type="string">
            <text:p>6.50916666666667</text:p>
          </table:table-cell>
          <table:table-cell office:value-type="string">
            <text:p>6.04446428571429</text:p>
          </table:table-cell>
          <table:table-cell office:value-type="string">
            <text:p>14.0158333333333</text:p>
          </table:table-cell>
          <table:table-cell office:value-type="string">
            <text:p>5.07897701149425</text:p>
          </table:table-cell>
          <table:table-cell office:value-type="float" office:value="14.13">
            <text:p>14,13</text:p>
          </table:table-cell>
          <table:table-cell table:number-columns-repeated="4"/>
          <table:table-cell office:value-type="float" office:value="14.5">
            <text:p>14,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3.1428571428571</text:p>
          </table:table-cell>
          <table:table-cell office:value-type="string">
            <text:p>22.1428571428571</text:p>
          </table:table-cell>
          <table:table-cell office:value-type="string">
            <text:p>17.8571428571429</text:p>
          </table:table-cell>
          <table:table-cell office:value-type="float" office:value="16">
            <text:p>16</text:p>
          </table:table-cell>
          <table:table-cell office:value-type="string">
            <text:p>15.2857142857143</text:p>
          </table:table-cell>
          <table:table-cell office:value-type="string">
            <text:p>4.85714285714286</text:p>
          </table:table-cell>
          <table:table-cell office:value-type="string">
            <text:p>1.57142857142857</text:p>
          </table:table-cell>
          <table:table-cell office:value-type="string">
            <text:p>9.71428571428571</text:p>
          </table:table-cell>
          <table:table-cell office:value-type="string">
            <text:p>15.5</text:p>
          </table:table-cell>
          <table:table-cell office:value-type="string">
            <text:p>9.44444444444444</text:p>
          </table:table-cell>
          <table:table-cell office:value-type="string">
            <text:p>6.22222222222222</text:p>
          </table:table-cell>
          <table:table-cell office:value-type="string">
            <text:p>5.6</text:p>
          </table:table-cell>
          <table:table-cell office:value-type="string">
            <text:p>5.1</text:p>
          </table:table-cell>
          <table:table-cell office:value-type="string">
            <text:p>5.3</text:p>
          </table:table-cell>
          <table:table-cell office:value-type="string">
            <text:p>13.1</text:p>
          </table:table-cell>
          <table:table-cell office:value-type="string">
            <text:p>13.2</text:p>
          </table:table-cell>
          <table:table-cell office:value-type="string">
            <text:p>12.9</text:p>
          </table:table-cell>
          <table:table-cell office:value-type="string">
            <text:p>11.1</text:p>
          </table:table-cell>
          <table:table-cell office:value-type="string">
            <text:p>12.3</text:p>
          </table:table-cell>
          <table:table-cell office:value-type="string">
            <text:p>15.9</text:p>
          </table:table-cell>
          <table:table-cell office:value-type="string">
            <text:p>10.3</text:p>
          </table:table-cell>
          <table:table-cell office:value-type="string">
            <text:p>11.8</text:p>
          </table:table-cell>
          <table:table-cell office:value-type="string">
            <text:p>14.3</text:p>
          </table:table-cell>
          <table:table-cell office:value-type="string">
            <text:p>18.22</text:p>
          </table:table-cell>
          <table:table-cell office:value-type="string">
            <text:p>19.36</text:p>
          </table:table-cell>
          <table:table-cell office:value-type="string">
            <text:p>19.21</text:p>
          </table:table-cell>
          <table:table-cell office:value-type="string">
            <text:p>8.87096774193548</text:p>
          </table:table-cell>
          <table:table-cell office:value-type="string">
            <text:p>20.9090909090909</text:p>
          </table:table-cell>
          <table:table-cell office:value-type="string">
            <text:p>16.6363636363636</text:p>
          </table:table-cell>
          <table:table-cell office:value-type="string">
            <text:p>15.5454545454545</text:p>
          </table:table-cell>
          <table:table-cell office:value-type="string">
            <text:p>16.0344827586207</text:p>
          </table:table-cell>
          <table:table-cell office:value-type="string">
            <text:p>NA</text:p>
          </table:table-cell>
          <table:table-cell office:value-type="string">
            <text:p>14.6551724137931</text:p>
          </table:table-cell>
          <table:table-cell office:value-type="string">
            <text:p>6.47959595959596</text:p>
          </table:table-cell>
          <table:table-cell office:value-type="string">
            <text:p>7.35611111111111</text:p>
          </table:table-cell>
          <table:table-cell office:value-type="string">
            <text:p>9.8</text:p>
          </table:table-cell>
          <table:table-cell office:value-type="string">
            <text:p>10.9387755102041</text:p>
          </table:table-cell>
          <table:table-cell office:value-type="string">
            <text:p>7.50125</text:p>
          </table:table-cell>
          <table:table-cell office:value-type="string">
            <text:p>9.56666666666667</text:p>
          </table:table-cell>
          <table:table-cell office:value-type="string">
            <text:p>8.13333333333333</text:p>
          </table:table-cell>
          <table:table-cell office:value-type="string">
            <text:p>8.85</text:p>
          </table:table-cell>
          <table:table-cell office:value-type="string">
            <text:p>8.86666666666667</text:p>
          </table:table-cell>
          <table:table-cell office:value-type="string">
            <text:p>13.7216666666667</text:p>
          </table:table-cell>
          <table:table-cell office:value-type="string">
            <text:p>6.754</text:p>
          </table:table-cell>
          <table:table-cell office:value-type="string">
            <text:p>8.43333333333333</text:p>
          </table:table-cell>
          <table:table-cell office:value-type="string">
            <text:p>7.663125</text:p>
          </table:table-cell>
          <table:table-cell office:value-type="string">
            <text:p>15.5416666666667</text:p>
          </table:table-cell>
          <table:table-cell office:value-type="string">
            <text:p>6.2354166666666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16.7142857142857</text:p>
          </table:table-cell>
          <table:table-cell office:value-type="string">
            <text:p>6.42857142857143</text:p>
          </table:table-cell>
          <table:table-cell office:value-type="string">
            <text:p>2.57142857142857</text:p>
          </table:table-cell>
          <table:table-cell office:value-type="string">
            <text:p>10.8571428571429</text:p>
          </table:table-cell>
          <table:table-cell office:value-type="float" office:value="16">
            <text:p>16</text:p>
          </table:table-cell>
          <table:table-cell office:value-type="string">
            <text:p>10.8888888888889</text:p>
          </table:table-cell>
          <table:table-cell office:value-type="string">
            <text:p>7.22222222222222</text:p>
          </table:table-cell>
          <table:table-cell office:value-type="string">
            <text:p>6.5</text:p>
          </table:table-cell>
          <table:table-cell office:value-type="string">
            <text:p>5.9</text:p>
          </table:table-cell>
          <table:table-cell office:value-type="string">
            <text:p>6.1</text:p>
          </table:table-cell>
          <table:table-cell office:value-type="string">
            <text:p>14.2</text:p>
          </table:table-cell>
          <table:table-cell office:value-type="string">
            <text:p>14.5</text:p>
          </table:table-cell>
          <table:table-cell office:value-type="string">
            <text:p>14.6</text:p>
          </table:table-cell>
          <table:table-cell office:value-type="string">
            <text:p>12.8</text:p>
          </table:table-cell>
          <table:table-cell office:value-type="string">
            <text:p>13.2</text:p>
          </table:table-cell>
          <table:table-cell table:number-columns-repeated="4"/>
          <table:table-cell office:value-type="string">
            <text:p>NA</text:p>
          </table:table-cell>
          <table:table-cell office:value-type="string">
            <text:p>21.16</text:p>
          </table:table-cell>
          <table:table-cell office:value-type="string">
            <text:p>21.11</text:p>
          </table:table-cell>
          <table:table-cell office:value-type="string">
            <text:p>10.4838709677419</text:p>
          </table:table-cell>
          <table:table-cell office:value-type="string">
            <text:p>21.9090909090909</text:p>
          </table:table-cell>
          <table:table-cell office:value-type="float" office:value="0">
            <text:p>0</text:p>
          </table:table-cell>
          <table:table-cell office:value-type="string">
            <text:p>16.5454545454545</text:p>
          </table:table-cell>
          <table:table-cell table:number-columns-repeated="3"/>
          <table:table-cell office:value-type="string">
            <text:p>7.64151515151515</text:p>
          </table:table-cell>
          <table:table-cell office:value-type="string">
            <text:p>8.585</text:p>
          </table:table-cell>
          <table:table-cell office:value-type="string">
            <text:p>11.45</text:p>
          </table:table-cell>
          <table:table-cell office:value-type="string">
            <text:p>11.6440476190476</text:p>
          </table:table-cell>
          <table:table-cell office:value-type="string">
            <text:p>8.91785714285714</text:p>
          </table:table-cell>
          <table:table-cell office:value-type="string">
            <text:p>11.0666666666667</text:p>
          </table:table-cell>
          <table:table-cell office:value-type="string">
            <text:p>8.93333333333333</text:p>
          </table:table-cell>
          <table:table-cell office:value-type="string">
            <text:p>10.15</text:p>
          </table:table-cell>
          <table:table-cell office:value-type="string">
            <text:p>10.5111111111111</text:p>
          </table:table-cell>
          <table:table-cell office:value-type="string">
            <text:p>15.2625</text:p>
          </table:table-cell>
          <table:table-cell office:value-type="string">
            <text:p>8.16</text:p>
          </table:table-cell>
          <table:table-cell office:value-type="string">
            <text:p>9.935</text:p>
          </table:table-cell>
          <table:table-cell office:value-type="string">
            <text:p>9.21488095238095</text:p>
          </table:table-cell>
          <table:table-cell office:value-type="string">
            <text:p>17.3</text:p>
          </table:table-cell>
          <table:table-cell office:value-type="string">
            <text:p>7.2944444444444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string">
            <text:p>3.28571428571429</text:p>
          </table:table-cell>
          <table:table-cell office:value-type="string">
            <text:p>11.4285714285714</text:p>
          </table:table-cell>
          <table:table-cell office:value-type="string">
            <text:p>17.5</text:p>
          </table:table-cell>
          <table:table-cell office:value-type="string">
            <text:p>11.6666666666667</text:p>
          </table:table-cell>
          <table:table-cell office:value-type="float" office:value="8">
            <text:p>8</text:p>
          </table:table-cell>
          <table:table-cell office:value-type="string">
            <text:p>7.3</text:p>
          </table:table-cell>
          <table:table-cell office:value-type="string">
            <text:p>6.6</text:p>
          </table:table-cell>
          <table:table-cell office:value-type="string">
            <text:p>6.8</text:p>
          </table:table-cell>
          <table:table-cell table:number-columns-repeated="2"/>
          <table:table-cell office:value-type="string">
            <text:p>15.8</text:p>
          </table:table-cell>
          <table:table-cell/>
          <table:table-cell office:value-type="string">
            <text:p>13.9</text:p>
          </table:table-cell>
          <table:table-cell table:number-columns-repeated="4"/>
          <table:table-cell office:value-type="string">
            <text:p>NA</text:p>
          </table:table-cell>
          <table:table-cell office:value-type="string">
            <text:p>22.91</text:p>
          </table:table-cell>
          <table:table-cell office:value-type="string">
            <text:p>22.7</text:p>
          </table:table-cell>
          <table:table-cell office:value-type="string">
            <text:p>11.9354838709677</text:p>
          </table:table-cell>
          <table:table-cell office:value-type="string">
            <text:p>22.09090909090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8.73560606060606</text:p>
          </table:table-cell>
          <table:table-cell office:value-type="string">
            <text:p>9.71875</text:p>
          </table:table-cell>
          <table:table-cell office:value-type="string">
            <text:p>13.025</text:p>
          </table:table-cell>
          <table:table-cell office:value-type="string">
            <text:p>12.0266666666667</text:p>
          </table:table-cell>
          <table:table-cell office:value-type="string">
            <text:p>10.2735714285714</text:p>
          </table:table-cell>
          <table:table-cell office:value-type="string">
            <text:p>12.2</text:p>
          </table:table-cell>
          <table:table-cell office:value-type="string">
            <text:p>9.85</text:p>
          </table:table-cell>
          <table:table-cell office:value-type="string">
            <text:p>12.15</text:p>
          </table:table-cell>
          <table:table-cell office:value-type="string">
            <text:p>11.5333333333333</text:p>
          </table:table-cell>
          <table:table-cell office:value-type="string">
            <text:p>16.15</text:p>
          </table:table-cell>
          <table:table-cell office:value-type="string">
            <text:p>9.01</text:p>
          </table:table-cell>
          <table:table-cell office:value-type="string">
            <text:p>11.75</text:p>
          </table:table-cell>
          <table:table-cell office:value-type="string">
            <text:p>10.2</text:p>
          </table:table-cell>
          <table:table-cell office:value-type="string">
            <text:p>17.5</text:p>
          </table:table-cell>
          <table:table-cell office:value-type="string">
            <text:p>8.5416666666666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office:value-type="string">
            <text:p>9.57142857142857</text:p>
          </table:table-cell>
          <table:table-cell office:value-type="string">
            <text:p>4.2857142857142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12.2222222222222</text:p>
          </table:table-cell>
          <table:table-cell office:value-type="string">
            <text:p>8.44444444444444</text:p>
          </table:table-cell>
          <table:table-cell office:value-type="float" office:value="8">
            <text:p>8</text:p>
          </table:table-cell>
          <table:table-cell office:value-type="string">
            <text:p>7.3</text:p>
          </table:table-cell>
          <table:table-cell office:value-type="string">
            <text:p>7.5</text:p>
          </table:table-cell>
          <table:table-cell table:number-columns-repeated="2"/>
          <table:table-cell office:value-type="string">
            <text:p>16.1</text:p>
          </table:table-cell>
          <table:table-cell table:number-columns-repeated="9"/>
          <table:table-cell office:value-type="string">
            <text:p>12.9838709677419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9.74444444444445</text:p>
          </table:table-cell>
          <table:table-cell office:value-type="string">
            <text:p>10.4305555555556</text:p>
          </table:table-cell>
          <table:table-cell office:value-type="string">
            <text:p>14.05</text:p>
          </table:table-cell>
          <table:table-cell office:value-type="string">
            <text:p>13.1375</text:p>
          </table:table-cell>
          <table:table-cell office:value-type="string">
            <text:p>11.83</text:p>
          </table:table-cell>
          <table:table-cell office:value-type="string">
            <text:p>14.35</text:p>
          </table:table-cell>
          <table:table-cell office:value-type="string">
            <text:p>11.5</text:p>
          </table:table-cell>
          <table:table-cell office:value-type="string">
            <text:p>13.35</text:p>
          </table:table-cell>
          <table:table-cell office:value-type="string">
            <text:p>13.1583333333333</text:p>
          </table:table-cell>
          <table:table-cell/>
          <table:table-cell office:value-type="string">
            <text:p>10.7233333333333</text:p>
          </table:table-cell>
          <table:table-cell/>
          <table:table-cell office:value-type="string">
            <text:p>11.35</text:p>
          </table:table-cell>
          <table:table-cell office:value-type="float" office:value="18">
            <text:p>18</text:p>
          </table:table-cell>
          <table:table-cell office:value-type="string">
            <text:p>9.3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office:value-type="string">
            <text:p>10.8571428571429</text:p>
          </table:table-cell>
          <table:table-cell office:value-type="string">
            <text:p>5.28571428571429</text:p>
          </table:table-cell>
          <table:table-cell office:value-type="string">
            <text:p>12.5714285714286</text:p>
          </table:table-cell>
          <table:table-cell office:value-type="string">
            <text:p>18.5</text:p>
          </table:table-cell>
          <table:table-cell office:value-type="string">
            <text:p>12.8888888888889</text:p>
          </table:table-cell>
          <table:table-cell office:value-type="string">
            <text:p>9.11111111111111</text:p>
          </table:table-cell>
          <table:table-cell office:value-type="string">
            <text:p>8.6</text:p>
          </table:table-cell>
          <table:table-cell office:value-type="float" office:value="8">
            <text:p>8</text:p>
          </table:table-cell>
          <table:table-cell office:value-type="string">
            <text:p>8.1</text:p>
          </table:table-cell>
          <table:table-cell table:number-columns-repeated="2"/>
          <table:table-cell office:value-type="string">
            <text:p>16.4</text:p>
          </table:table-cell>
          <table:table-cell table:number-columns-repeated="9"/>
          <table:table-cell office:value-type="string">
            <text:p>14.0322580645161</text:p>
          </table:table-cell>
          <table:table-cell table:number-columns-repeated="6"/>
          <table:table-cell office:value-type="string">
            <text:p>10.825</text:p>
          </table:table-cell>
          <table:table-cell office:value-type="string">
            <text:p>11.15</text:p>
          </table:table-cell>
          <table:table-cell office:value-type="string">
            <text:p>14.8666666666667</text:p>
          </table:table-cell>
          <table:table-cell office:value-type="string">
            <text:p>14.5666666666667</text:p>
          </table:table-cell>
          <table:table-cell office:value-type="string">
            <text:p>13.1416666666667</text:p>
          </table:table-cell>
          <table:table-cell office:value-type="string">
            <text:p>15.6</text:p>
          </table:table-cell>
          <table:table-cell office:value-type="string">
            <text:p>12.25</text:p>
          </table:table-cell>
          <table:table-cell office:value-type="string">
            <text:p>13.8</text:p>
          </table:table-cell>
          <table:table-cell office:value-type="string">
            <text:p>14.1333333333333</text:p>
          </table:table-cell>
          <table:table-cell/>
          <table:table-cell office:value-type="string">
            <text:p>11.7233333333333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string">
            <text:p>6.42857142857143</text:p>
          </table:table-cell>
          <table:table-cell office:value-type="string">
            <text:p>13.1428571428571</text:p>
          </table:table-cell>
          <table:table-cell office:value-type="string">
            <text:p>18.5</text:p>
          </table:table-cell>
          <table:table-cell/>
          <table:table-cell office:value-type="string">
            <text:p>9.33333333333333</text:p>
          </table:table-cell>
          <table:table-cell office:value-type="string">
            <text:p>9.1</text:p>
          </table:table-cell>
          <table:table-cell table:number-columns-repeated="2" office:value-type="string">
            <text:p>8.6</text:p>
          </table:table-cell>
          <table:table-cell table:number-columns-repeated="2"/>
          <table:table-cell office:value-type="string">
            <text:p>16.7</text:p>
          </table:table-cell>
          <table:table-cell table:number-columns-repeated="9"/>
          <table:table-cell office:value-type="float" office:value="15">
            <text:p>15</text:p>
          </table:table-cell>
          <table:table-cell table:number-columns-repeated="6"/>
          <table:table-cell office:value-type="string">
            <text:p>12.2333333333333</text:p>
          </table:table-cell>
          <table:table-cell office:value-type="float" office:value="12">
            <text:p>12</text:p>
          </table:table-cell>
          <table:table-cell office:value-type="string">
            <text:p>15.85</text:p>
          </table:table-cell>
          <table:table-cell office:value-type="string">
            <text:p>15.7</text:p>
          </table:table-cell>
          <table:table-cell office:value-type="string">
            <text:p>14.061</text:p>
          </table:table-cell>
          <table:table-cell office:value-type="string">
            <text:p>16.5</text:p>
          </table:table-cell>
          <table:table-cell office:value-type="string">
            <text:p>13.3</text:p>
          </table:table-cell>
          <table:table-cell/>
          <table:table-cell office:value-type="string">
            <text:p>16.3</text:p>
          </table:table-cell>
          <table:table-cell/>
          <table:table-cell office:value-type="string">
            <text:p>12.8566666666667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string">
            <text:p>12.8571428571429</text:p>
          </table:table-cell>
          <table:table-cell office:value-type="string">
            <text:p>7.42857142857143</text:p>
          </table:table-cell>
          <table:table-cell office:value-type="string">
            <text:p>13.7142857142857</text:p>
          </table:table-cell>
          <table:table-cell office:value-type="string">
            <text:p>19.5</text:p>
          </table:table-cell>
          <table:table-cell/>
          <table:table-cell office:value-type="string">
            <text:p>9.77777777777778</text:p>
          </table:table-cell>
          <table:table-cell office:value-type="string">
            <text:p>9.6</text:p>
          </table:table-cell>
          <table:table-cell table:number-columns-repeated="2" office:value-type="string">
            <text:p>9.1</text:p>
          </table:table-cell>
          <table:table-cell table:number-columns-repeated="2"/>
          <table:table-cell office:value-type="string">
            <text:p>16.9</text:p>
          </table:table-cell>
          <table:table-cell table:number-columns-repeated="9"/>
          <table:table-cell office:value-type="string">
            <text:p>15.6451612903226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string">
            <text:p>14.98375</text:p>
          </table:table-cell>
          <table:table-cell office:value-type="string">
            <text:p>17.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17.525</text:p>
          </table:table-cell>
          <table:table-cell/>
          <table:table-cell office:value-type="string">
            <text:p>13.7333333333333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office:value-type="string">
            <text:p>13.4285714285714</text:p>
          </table:table-cell>
          <table:table-cell office:value-type="string">
            <text:p>8.57142857142857</text:p>
          </table:table-cell>
          <table:table-cell/>
          <table:table-cell office:value-type="string">
            <text:p>19.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10.1</text:p>
          </table:table-cell>
          <table:table-cell table:number-columns-repeated="2" office:value-type="string">
            <text:p>9.6</text:p>
          </table:table-cell>
          <table:table-cell table:number-columns-repeated="12"/>
          <table:table-cell office:value-type="string">
            <text:p>16.6129032258065</text:p>
          </table:table-cell>
          <table:table-cell table:number-columns-repeated="10"/>
          <table:table-cell office:value-type="string">
            <text:p>15.6116666666667</text:p>
          </table:table-cell>
          <table:table-cell table:number-columns-repeated="3"/>
          <table:table-cell office:value-type="string">
            <text:p>19.3</text:p>
          </table:table-cell>
          <table:table-cell/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office:value-type="string">
            <text:p>14.1428571428571</text:p>
          </table:table-cell>
          <table:table-cell office:value-type="string">
            <text:p>9.71428571428571</text:p>
          </table:table-cell>
          <table:table-cell table:number-columns-repeated="3"/>
          <table:table-cell office:value-type="string">
            <text:p>10.3333333333333</text:p>
          </table:table-cell>
          <table:table-cell office:value-type="string">
            <text:p>10.6</text:p>
          </table:table-cell>
          <table:table-cell table:number-columns-repeated="2" office:value-type="string">
            <text:p>10.1</text:p>
          </table:table-cell>
          <table:table-cell table:number-columns-repeated="12"/>
          <table:table-cell office:value-type="string">
            <text:p>17.258064516129</text:p>
          </table:table-cell>
          <table:table-cell table:number-columns-repeated="10"/>
          <table:table-cell office:value-type="string">
            <text:p>15.905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string">
            <text:p>10.5714285714286</text:p>
          </table:table-cell>
          <table:table-cell table:number-columns-repeated="3"/>
          <table:table-cell office:value-type="string">
            <text:p>10.4444444444444</text:p>
          </table:table-cell>
          <table:table-cell office:value-type="string">
            <text:p>11.1</text:p>
          </table:table-cell>
          <table:table-cell table:number-columns-repeated="2" office:value-type="string">
            <text:p>10.6</text:p>
          </table:table-cell>
          <table:table-cell table:number-columns-repeated="12"/>
          <table:table-cell office:value-type="string">
            <text:p>17.9032258064516</text:p>
          </table:table-cell>
          <table:table-cell table:number-columns-repeated="10"/>
          <table:table-cell office:value-type="string">
            <text:p>16.4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office:value-type="string">
            <text:p>11.4285714285714</text:p>
          </table:table-cell>
          <table:table-cell table:number-columns-repeated="5"/>
          <table:table-cell office:value-type="string">
            <text:p>11.1</text:p>
          </table:table-cell>
          <table:table-cell office:value-type="float" office:value="11">
            <text:p>11</text:p>
          </table:table-cell>
          <table:table-cell table:number-columns-repeated="12"/>
          <table:table-cell office:value-type="string">
            <text:p>18.5483870967742</text:p>
          </table:table-cell>
          <table:table-cell table:number-columns-repeated="27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office:value-type="string">
            <text:p>NA</text:p>
          </table:table-cell>
          <table:table-cell table:number-columns-repeated="5"/>
          <table:table-cell office:value-type="string">
            <text:p>11.6</text:p>
          </table:table-cell>
          <table:table-cell office:value-type="string">
            <text:p>11.4</text:p>
          </table:table-cell>
          <table:table-cell table:number-columns-repeated="12"/>
          <table:table-cell office:value-type="string">
            <text:p>19.0322580645161</text:p>
          </table:table-cell>
          <table:table-cell table:number-columns-repeated="27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office:value-type="string">
            <text:p>NA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string">
            <text:p>11.8</text:p>
          </table:table-cell>
          <table:table-cell table:number-columns-repeated="12"/>
          <table:table-cell office:value-type="string">
            <text:p>19.5161290322581</text:p>
          </table:table-cell>
          <table:table-cell table:number-columns-repeated="27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office:value-type="string">
            <text:p>NA</text:p>
          </table:table-cell>
          <table:table-cell table:number-columns-repeated="5"/>
          <table:table-cell office:value-type="string">
            <text:p>12.4</text:p>
          </table:table-cell>
          <table:table-cell office:value-type="string">
            <text:p>12.1</text:p>
          </table:table-cell>
          <table:table-cell table:number-columns-repeated="12"/>
          <table:table-cell office:value-type="string">
            <text:p>19.9193548387097</text:p>
          </table:table-cell>
          <table:table-cell table:number-columns-repeated="27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office:value-type="string">
            <text:p>NA</text:p>
          </table:table-cell>
          <table:table-cell table:number-columns-repeated="5"/>
          <table:table-cell office:value-type="string">
            <text:p>12.8</text:p>
          </table:table-cell>
          <table:table-cell office:value-type="string">
            <text:p>12.4</text:p>
          </table:table-cell>
          <table:table-cell table:number-columns-repeated="40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office:value-type="string">
            <text:p>NA</text:p>
          </table:table-cell>
          <table:table-cell table:number-columns-repeated="5"/>
          <table:table-cell office:value-type="string">
            <text:p>13.2</text:p>
          </table:table-cell>
          <table:table-cell office:value-type="string">
            <text:p>12.7</text:p>
          </table:table-cell>
          <table:table-cell table:number-columns-repeated="40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office:value-type="string">
            <text:p>NA</text:p>
          </table:table-cell>
          <table:table-cell table:number-columns-repeated="5"/>
          <table:table-cell office:value-type="string">
            <text:p>13.8</text:p>
          </table:table-cell>
          <table:table-cell office:value-type="float" office:value="13">
            <text:p>13</text:p>
          </table:table-cell>
          <table:table-cell table:number-columns-repeated="40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office:value-type="string">
            <text:p>NA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13.4</text:p>
          </table:table-cell>
          <table:table-cell table:number-columns-repeated="40"/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  <table:table-cell office:value-type="string">
            <text:p>NA</text:p>
          </table:table-cell>
          <table:table-cell table:number-columns-repeated="5"/>
          <table:table-cell office:value-type="string">
            <text:p>14.4</text:p>
          </table:table-cell>
          <table:table-cell office:value-type="string">
            <text:p>13.7</text:p>
          </table:table-cell>
          <table:table-cell table:number-columns-repeated="40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  <table:table-cell office:value-type="float" office:value="15">
            <text:p>15</text:p>
          </table:table-cell>
          <table:table-cell table:number-columns-repeated="5"/>
          <table:table-cell office:value-type="string">
            <text:p>14.8</text:p>
          </table:table-cell>
          <table:table-cell office:value-type="float" office:value="14">
            <text:p>14</text:p>
          </table:table-cell>
          <table:table-cell table:number-columns-repeated="40"/>
        </table:table-row>
        <table:table-row table:style-name="ro1">
          <table:table-cell table:number-columns-repeated="14"/>
          <table:table-cell office:value-type="string">
            <text:p>14.3</text:p>
          </table:table-cell>
          <table:table-cell table:number-columns-repeated="40"/>
        </table:table-row>
        <table:table-row table:style-name="ro1">
          <table:table-cell table:number-columns-repeated="14"/>
          <table:table-cell office:value-type="string">
            <text:p>14.6</text:p>
          </table:table-cell>
          <table:table-cell table:number-columns-repeated="40"/>
        </table:table-row>
        <table:table-row table:style-name="ro1">
          <table:table-cell table:number-columns-repeated="14"/>
          <table:table-cell office:value-type="string">
            <text:p>14.9</text:p>
          </table:table-cell>
          <table:table-cell table:number-columns-repeated="40"/>
        </table:table-row>
        <table:table-row table:style-name="ro1">
          <table:table-cell table:number-columns-repeated="14"/>
          <table:table-cell office:value-type="string">
            <text:p>15.2</text:p>
          </table:table-cell>
          <table:table-cell table:number-columns-repeated="40"/>
        </table:table-row>
        <table:table-row table:style-name="ro1">
          <table:table-cell table:number-columns-repeated="14"/>
          <table:table-cell office:value-type="string">
            <text:p>15.5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number:text>-</number:text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р.</number:text>
    </number:number-style>
    <number:number-style style:name="N119">
      <number:text>-</number:text>
      <number:number number: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0" number:min-integer-digits="1" number:grouping="true"/>
      <number:text>р. </number:text>
    </number:number-style>
    <number:number-style style:name="N122P1" style:volatile="true">
      <number:text>-</number:text>
      <number:number number:decimal-places="0" number:min-integer-digits="1" number:grouping="true"/>
      <number:text>р. </number:text>
    </number:number-style>
    <number:number-style style:name="N122P2" style:volatile="true">
      <number:text> -р.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р. </number:text>
    </number:number-style>
    <number:number-style style:name="N124P1" style:volatile="true">
      <number:text>-</number:text>
      <number:number number:decimal-places="2" number:min-integer-digits="1" number:grouping="true"/>
      <number:text>р. </number:text>
    </number:number-style>
    <number:number-style style:name="N124P2" style:volatile="true">
      <number:text> -</number:text>
      <number:number number:decimal-places="0" number:min-integer-digits="0"/>
      <number:text>р.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1" number:min-integer-digits="1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number:number-style style:name="N131">
      <number:number number:decimal-places="9" number:min-integer-digits="1"/>
    </number:number-style>
    <number:number-style style:name="N132">
      <number:number number:decimal-places="10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.00.0000</text:date>, <text:time style:data-style-name="N2" text:time-value="0000-00-00T15:28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4:24:06</dc:date>
    <dc:creator>Sophia Nazarova</dc:creator>
    <meta:generator>LibreOffice/3.6$Linux_X86_64 LibreOffice_project/360m1$Build-2</meta:generator>
    <meta:editing-duration>P3DT21H49M44S</meta:editing-duration>
    <meta:editing-cycles>11</meta:editing-cycles>
    <meta:document-statistic meta:table-count="1" meta:cell-count="974" meta:object-count="0"/>
  </office:meta>
</office:document-meta>
</file>